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8.21pt"/>
    </style:style>
    <style:style style:name="co2" style:family="table-column">
      <style:table-column-properties fo:break-before="auto" style:column-width="113.7pt"/>
    </style:style>
    <style:style style:name="co3" style:family="table-column">
      <style:table-column-properties fo:break-before="auto" style:column-width="100.6pt"/>
    </style:style>
    <style:style style:name="co4" style:family="table-column">
      <style:table-column-properties fo:break-before="auto" style:column-width="196.3pt"/>
    </style:style>
    <style:style style:name="co5" style:family="table-column">
      <style:table-column-properties fo:break-before="auto" style:column-width="214.04pt"/>
    </style:style>
    <style:style style:name="co6" style:family="table-column">
      <style:table-column-properties fo:break-before="auto" style:column-width="278.9pt"/>
    </style:style>
    <style:style style:name="co7" style:family="table-column">
      <style:table-column-properties fo:break-before="auto" style:column-width="299.7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0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3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ALGORITMOS</text:p>
          </table:table-cell>
          <table:table-cell table:style-name="Default" office:value-type="string" calcext:value-type="string">
            <text:p>LABELENCODER</text:p>
          </table:table-cell>
          <table:table-cell table:style-name="Default" office:value-type="string" calcext:value-type="string">
            <text:p>ONEHOTENCODER</text:p>
          </table:table-cell>
          <table:table-cell office:value-type="string" calcext:value-type="string">
            <text:p>LABELENCODER + STANDARDSCALER</text:p>
          </table:table-cell>
          <table:table-cell table:style-name="Default" office:value-type="string" calcext:value-type="string">
            <text:p><text:s/>ONDEHOTENCODER + STANDARDSCALER</text:p>
          </table:table-cell>
          <table:table-cell office:value-type="string" calcext:value-type="string">
            <text:p>LABELENCODER + STANDARDSCALER sem afetar ODDS</text:p>
          </table:table-cell>
          <table:table-cell office:value-type="string" calcext:value-type="string">
            <text:p><text:s/>ONDEHOTENCODER + STANDARDSCALER sem afetar ODDS</text:p>
          </table:table-cell>
        </table:table-row>
        <table:table-row table:style-name="ro1">
          <table:table-cell office:value-type="string" calcext:value-type="string">
            <text:p>random_forest</text:p>
          </table:table-cell>
          <table:table-cell office:value-type="float" office:value="0.639819914023469" calcext:value-type="float">
            <text:p>0.6398</text:p>
          </table:table-cell>
          <table:table-cell office:value-type="float" office:value="0.639146189148368" calcext:value-type="float">
            <text:p>0.6391</text:p>
          </table:table-cell>
          <table:table-cell table:style-name="ce1" office:value-type="float" office:value="0.639875973045196" calcext:value-type="float">
            <text:p>0.6399</text:p>
          </table:table-cell>
          <table:table-cell office:value-type="float" office:value="0.642354914604392" calcext:value-type="float">
            <text:p>0.64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0.462972144765888" calcext:value-type="float">
            <text:p>0.4630</text:p>
          </table:table-cell>
          <table:table-cell office:value-type="float" office:value="0.485188073660974" calcext:value-type="float">
            <text:p>0.4852</text:p>
          </table:table-cell>
          <table:table-cell table:style-name="ce1" office:value-type="float" office:value="0.625900720343906" calcext:value-type="float">
            <text:p>0.6259</text:p>
          </table:table-cell>
          <table:table-cell office:value-type="float" office:value="0.627510311374463" calcext:value-type="float">
            <text:p>0.62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A</text:p>
          </table:table-cell>
          <table:table-cell/>
          <table:table-cell table:style-name="ce2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KNN</text:p>
          </table:table-cell>
          <table:table-cell office:value-type="float" office:value="0.450021348902056" calcext:value-type="float">
            <text:p>0.4500</text:p>
          </table:table-cell>
          <table:table-cell office:value-type="float" office:value="0.458385616358778" calcext:value-type="float">
            <text:p>0.4584</text:p>
          </table:table-cell>
          <table:table-cell table:style-name="ce1" office:value-type="float" office:value="0.590212327175555" calcext:value-type="float">
            <text:p>0.5902</text:p>
          </table:table-cell>
          <table:table-cell office:value-type="float" office:value="0.558087893574997" calcext:value-type="float">
            <text:p>0.55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DDS</text:p>
          </table:table-cell>
          <table:table-cell office:value-type="float" office:value="0.55416114790287" calcext:value-type="float">
            <text:p>0.5542</text:p>
          </table:table-cell>
          <table:table-cell office:value-type="float" office:value="0.554165795282909" calcext:value-type="float">
            <text:p>0.5542</text:p>
          </table:table-cell>
          <table:table-cell table:style-name="ce1" office:value-type="float" office:value="0.509241605669804" calcext:value-type="float">
            <text:p>0.5092</text:p>
          </table:table-cell>
          <table:table-cell office:value-type="float" office:value="0.509241896131056" calcext:value-type="float">
            <text:p>0.50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ive bayes</text:p>
          </table:table-cell>
          <table:table-cell office:value-type="float" office:value="0.59699241896131" calcext:value-type="float">
            <text:p>0.5970</text:p>
          </table:table-cell>
          <table:table-cell office:value-type="float" office:value="0.558412193563379" calcext:value-type="float">
            <text:p>0.5584</text:p>
          </table:table-cell>
          <table:table-cell table:style-name="ce1" office:value-type="float" office:value="0.596310851632392" calcext:value-type="float">
            <text:p>0.5963</text:p>
          </table:table-cell>
          <table:table-cell office:value-type="float" office:value="0.550397350993377" calcext:value-type="float">
            <text:p>0.55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vore de decisão</text:p>
          </table:table-cell>
          <table:table-cell office:value-type="float" office:value="0.538160944579993" calcext:value-type="float">
            <text:p>0.5382</text:p>
          </table:table-cell>
          <table:table-cell office:value-type="float" office:value="0.536859678168932" calcext:value-type="float">
            <text:p>0.5369</text:p>
          </table:table-cell>
          <table:table-cell table:style-name="ce1" office:value-type="float" office:value="0.534912135471128" calcext:value-type="float">
            <text:p>0.5349</text:p>
          </table:table-cell>
          <table:table-cell office:value-type="float" office:value="0.539841698617405" calcext:value-type="float">
            <text:p>0.5398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14" loext:min-decimal-places="14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30T10:44:57.747322465</meta:creation-date>
    <dc:date>2020-06-30T13:29:48.375229621</dc:date>
    <meta:editing-duration>PT2H23M56S</meta:editing-duration>
    <meta:editing-cycles>4</meta:editing-cycles>
    <meta:generator>LibreOffice/6.0.7.3$Linux_x86 LibreOffice_project/00m0$Build-3</meta:generator>
    <meta:document-statistic meta:table-count="1" meta:cell-count="38" meta:object-count="0"/>
  </office:meta>
</office:document-meta>
</file>